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OutputRe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OutputResource.getAppend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OutputResource.LogOutputResource( ProjectComponent managingComponent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OutputResource.LogOutputResource( ProjectComponent managing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